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bca1" officeooo:paragraph-rsid="001ebca1"/>
    </style:style>
    <style:style style:name="P2" style:family="paragraph" style:parent-style-name="Standard" style:list-style-name="L1">
      <style:text-properties officeooo:rsid="001ebca1" officeooo:paragraph-rsid="001ebca1"/>
    </style:style>
    <style:style style:name="P3" style:family="paragraph" style:parent-style-name="Standard" style:list-style-name="L1">
      <style:text-properties officeooo:rsid="00200701" officeooo:paragraph-rsid="00200701"/>
    </style:style>
    <style:style style:name="P4" style:family="paragraph" style:parent-style-name="Standard" style:list-style-name="L1">
      <style:text-properties officeooo:rsid="00204811" officeooo:paragraph-rsid="00204811"/>
    </style:style>
    <style:style style:name="P5" style:family="paragraph" style:parent-style-name="Standard" style:list-style-name="L1">
      <style:text-properties officeooo:rsid="00204811" officeooo:paragraph-rsid="0021ca34"/>
    </style:style>
    <style:style style:name="P6" style:family="paragraph" style:parent-style-name="Standard" style:list-style-name="L1">
      <style:text-properties officeooo:rsid="0021ca34" officeooo:paragraph-rsid="0021ca34"/>
    </style:style>
    <style:style style:name="P7" style:family="paragraph" style:parent-style-name="Standard">
      <style:text-properties officeooo:rsid="0021ca34" officeooo:paragraph-rsid="0021ca34"/>
    </style:style>
    <style:style style:name="P8" style:family="paragraph" style:parent-style-name="Standard">
      <style:text-properties officeooo:rsid="00238bb2" officeooo:paragraph-rsid="00238bb2"/>
    </style:style>
    <style:style style:name="T1" style:family="text">
      <style:text-properties officeooo:rsid="00200701"/>
    </style:style>
    <style:style style:name="T2" style:family="text">
      <style:text-properties officeooo:rsid="00204811"/>
    </style:style>
    <style:style style:name="T3" style:family="text">
      <style:text-properties officeooo:rsid="0021ca34"/>
    </style:style>
    <style:style style:name="T4" style:family="text">
      <style:text-properties officeooo:rsid="00238bb2"/>
    </style:style>
    <style:style style:name="T5" style:family="text">
      <style:text-properties officeooo:rsid="0023eb2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roliferation of cloud services available to developers continues to grow; it is now possible for an phone app to be developed, end-to-end, using nothing but cloud-based services. This workshop <text:span text:style-name="T1">will expose you to some of those cloud-based services, by building a cloud-based app for Android phones. In particular, we'd be familiarizing you with the following services. </text:span></text:p>
      <text:p text:style-name="P1"/>
      <text:list xml:id="list2315238987478838703" text:style-name="L1">
        <text:list-item>
          <text:p text:style-name="P4">GitHub is the dominant service for source control and open-source code distribution on the web today (sorry, BitBucket). You can see part of the reason why Github is so successful by observing it's place in our workshop today; two of the other services have a tight integration with GitHub, and two of the code bases we'll be be using are also available for download. </text:p>
          <text:p text:style-name="P4"/>
        </text:list-item>
        <text:list-item>
          <text:p text:style-name="P2">Firebase, the popular Google holding, is the heart of cloud functionality <text:span text:style-name="T1">for the demonstration app</text:span>. Firebase provides both an excellent database, and a means of authenticating <text:span text:style-name="T1">users gaining access to that database. Accessing data out of a Firebase database can be as simple as one line of Javascript. </text:span></text:p>
          <text:p text:style-name="P2"/>
        </text:list-item>
        <text:list-item>
          <text:p text:style-name="P3">Phonegap is a unique translation technology that allows browser-based apps (that is, based on HTML, Javascript, and other web technologies) to run on smartphones. Phonegap-Build is <text:span text:style-name="T2">a cloud-based service that does the same. It has a tight integration with GitHub, that allows building our app by merely specifying where on GitHub it exists. </text:span></text:p>
          <text:p text:style-name="P4"/>
        </text:list-item>
        <text:list-item>
          <text:p text:style-name="P5">Polymer is a set of open source web resources useful for building browser-based apps (HTML/Javascript), <text:span text:style-name="T3">developed by Google</text:span>. <text:span text:style-name="T3">Polymer represents a simple and accessible toolbox for building the structure of our app, but also includes very specialized components; to list a few from </text:span><text:a xlink:type="simple" xlink:href="https://elements.polymer-project.org/browse"><text:span text:style-name="T3">https://elements.polymer-project.org/browse</text:span></text:a><text:span text:style-name="T3">, a Google Maps window, credit card input fields, and Google Docs integration. </text:span></text:p>
          <text:p text:style-name="P5"/>
        </text:list-item>
        <text:list-item>
          <text:p text:style-name="P6">Cloud9 is a cloud-based IDE, <text:span text:style-name="T4">similar in purpose to Visual Studio or Eclipse</text:span>. It features a tight integration with GitHub, a bash window, <text:span text:style-name="T4">debugger support, </text:span>and <text:span text:style-name="T4">most of the little things you expect out of an IDE. It also has several features that promote collaboration among engineering teams. </text:span></text:p>
        </text:list-item>
      </text:list>
      <text:p text:style-name="P7"/>
      <text:p text:style-name="P8">What is possible with this suite of services? The combination of Polymer and Phonegap allow for the creation of phone apps that look modern, with a minimum of wheel-reinvention, and the implicit support of one of the most successful companies in the world. Firebase provides the beating heart for any app that wants to go beyond the confines of your phone. GitHub and Cloud9 <text:span text:style-name="T5">push the entire development process out to the cloud, allowing the engineering team immense flexibility. </text:span></text:p>
      <text:p text:style-name="P8"/>
      <text:p text:style-name="P8">Do you see the possibilities? Cause we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6T01:06:47.403253801</meta:creation-date>
    <dc:date>2016-02-16T03:11:48.452055027</dc:date>
    <meta:editing-duration>PT2M20S</meta:editing-duration>
    <meta:editing-cycles>1</meta:editing-cycles>
    <meta:document-statistic meta:table-count="0" meta:image-count="0" meta:object-count="0" meta:page-count="1" meta:paragraph-count="8" meta:word-count="418" meta:character-count="2611" meta:non-whitespace-character-count="2198"/>
    <meta:generator>LibreOffice/4.2.8.2$Linux_X86_64 LibreOffice_project/420m0$Build-2</meta:generator>
  </office:meta>
</office:document-meta>
</file>